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4C3810A0.png" manifest:media-type="image/png"/>
  <manifest:file-entry manifest:full-path="Pictures/1000020100000280000001E082D78AF5.png" manifest:media-type="image/png"/>
  <manifest:file-entry manifest:full-path="Pictures/20000002000001CE0000015AF025D2AE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9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74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876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161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321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191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DejaVu Sans Condensed" fo:font-size="14pt" style:font-size-asian="14pt" style:font-size-complex="14pt"/>
    </style:style>
    <style:style style:name="T1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DejaVu Sans Condens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3.5cm" svg:height="17.5cm" svg:x="2.25cm" svg:y="1cm">
            <draw:image xlink:href="Pictures/20000002000001CE0000015AF025D2AE.eps" xlink:type="simple" xlink:show="embed" xlink:actuate="onLoad">
              <text:p/>
            </draw:image>
          </draw:frame>
          <draw:frame draw:style-name="gr2" draw:text-style-name="P3" draw:layer="layout" svg:width="2.1cm" svg:height="1.242cm" svg:x="7.05cm" svg:y="5.05cm">
            <draw:text-box>
              <text:p text:style-name="P2"><text:span text:style-name="T1">(a)</text:span></text:p>
            </draw:text-box>
          </draw:frame>
          <draw:frame draw:style-name="gr2" draw:text-style-name="P3" draw:layer="layout" svg:width="2.1cm" svg:height="1.242cm" svg:x="15.35cm" svg:y="2.408cm">
            <draw:text-box>
              <text:p text:style-name="P2"><text:span text:style-name="T1">(b)</text:span></text:p>
            </draw:text-box>
          </draw:frame>
          <draw:frame draw:style-name="gr2" draw:text-style-name="P3" draw:layer="layout" svg:width="1.7cm" svg:height="1.242cm" svg:x="16.446cm" svg:y="5.15cm">
            <draw:text-box>
              <text:p text:style-name="P2"><text:span text:style-name="T1">(c)</text:span></text:p>
            </draw:text-box>
          </draw:frame>
        </draw:g>
        <draw:g>
          <draw:g>
            <draw:frame draw:style-name="gr3" draw:text-style-name="P1" draw:layer="layout" svg:width="6.594cm" svg:height="6.289cm" svg:x="4.087cm" svg:y="19.382cm">
              <draw:image xlink:href="Pictures/1000020100000280000001E082D78AF5.png" xlink:type="simple" xlink:show="embed" xlink:actuate="onLoad">
                <text:p/>
              </draw:image>
            </draw:frame>
            <draw:frame draw:style-name="gr4" draw:text-style-name="P4" draw:layer="layout" svg:width="2.961cm" svg:height="1.1cm" svg:x="5.05cm" svg:y="18.7cm">
              <draw:text-box>
                <text:p text:style-name="P2"><text:span text:style-name="T2">Elections</text:span></text:p>
              </draw:text-box>
            </draw:frame>
            <draw:frame draw:style-name="gr5" draw:text-style-name="P4" draw:layer="layout" svg:width="3.093cm" svg:height="2.041cm" svg:x="8.957cm" svg:y="18.471cm">
              <draw:text-box>
                <text:p text:style-name="P2"><text:span text:style-name="T2">Former Planning minister</text:span></text:p>
              </draw:text-box>
            </draw:frame>
            <draw:frame draw:style-name="gr6" draw:text-style-name="P4" draw:layer="layout" svg:width="3.165cm" svg:height="2.176cm" svg:x="9.985cm" svg:y="21.324cm">
              <draw:text-box>
                <text:p text:style-name="P2"><text:span text:style-name="T2">Former Vice-President</text:span></text:p>
              </draw:text-box>
            </draw:frame>
            <draw:frame draw:style-name="gr7" draw:text-style-name="P4" draw:layer="layout" svg:width="2.32cm" svg:height="1.461cm" svg:x="8.93cm" svg:y="24.629cm">
              <draw:text-box>
                <text:p text:style-name="P2"><text:span text:style-name="T2">Social leader</text:span></text:p>
              </draw:text-box>
            </draw:frame>
            <draw:frame draw:style-name="gr8" draw:text-style-name="P4" draw:layer="layout" svg:width="3.671cm" svg:height="1.621cm" svg:x="4.579cm" svg:y="25.379cm">
              <draw:text-box>
                <text:p text:style-name="P2"><text:span text:style-name="T2">Prosecutor's death</text:span></text:p>
              </draw:text-box>
            </draw:frame>
            <draw:frame draw:style-name="gr9" draw:text-style-name="P4" draw:layer="layout" svg:width="2.637cm" svg:height="1.491cm" svg:x="2.182cm" svg:y="23.306cm">
              <draw:text-box>
                <text:p text:style-name="P2"><text:span text:style-name="T2">Missing person</text:span></text:p>
              </draw:text-box>
            </draw:frame>
            <draw:frame draw:style-name="gr9" draw:text-style-name="P4" draw:layer="layout" svg:width="2.769cm" svg:height="1.491cm" svg:x="1.85cm" svg:y="20.305cm">
              <draw:text-box>
                <text:p text:style-name="P2"><text:span text:style-name="T2">Current President</text:span></text:p>
              </draw:text-box>
            </draw:frame>
            <draw:frame draw:style-name="gr2" draw:text-style-name="P3" draw:layer="layout" svg:width="2.1cm" svg:height="1.242cm" svg:x="11.55cm" svg:y="24.758cm">
              <draw:text-box>
                <text:p text:style-name="P2"><text:span text:style-name="T1">(a)</text:span></text:p>
              </draw:text-box>
            </draw:frame>
          </draw:g>
          <draw:g>
            <draw:frame draw:style-name="gr3" draw:text-style-name="P1" draw:layer="layout" svg:width="6.594cm" svg:height="6.289cm" svg:x="16.587cm" svg:y="19.381cm">
              <draw:image xlink:href="Pictures/1000020100000280000001E04C3810A0.png" xlink:type="simple" xlink:show="embed" xlink:actuate="onLoad">
                <text:p/>
              </draw:image>
            </draw:frame>
            <draw:frame draw:style-name="gr2" draw:text-style-name="P3" draw:layer="layout" svg:width="2.1cm" svg:height="1.242cm" svg:x="24.05cm" svg:y="24.857cm">
              <draw:text-box>
                <text:p text:style-name="P2"><text:span text:style-name="T1">(c)</text:span></text:p>
              </draw:text-box>
            </draw:frame>
            <draw:frame draw:style-name="gr4" draw:text-style-name="P4" draw:layer="layout" svg:width="2.961cm" svg:height="1.1cm" svg:x="17.55cm" svg:y="18.7cm">
              <draw:text-box>
                <text:p text:style-name="P2"><text:span text:style-name="T2">Elections</text:span></text:p>
              </draw:text-box>
            </draw:frame>
            <draw:frame draw:style-name="gr5" draw:text-style-name="P4" draw:layer="layout" svg:width="3.093cm" svg:height="2.041cm" svg:x="21.457cm" svg:y="18.471cm">
              <draw:text-box>
                <text:p text:style-name="P2"><text:span text:style-name="T2">Former Planning minister</text:span></text:p>
              </draw:text-box>
            </draw:frame>
            <draw:frame draw:style-name="gr6" draw:text-style-name="P4" draw:layer="layout" svg:width="3.165cm" svg:height="2.176cm" svg:x="22.485cm" svg:y="21.324cm">
              <draw:text-box>
                <text:p text:style-name="P2"><text:span text:style-name="T2">Former Vice-President</text:span></text:p>
              </draw:text-box>
            </draw:frame>
            <draw:frame draw:style-name="gr7" draw:text-style-name="P4" draw:layer="layout" svg:width="2.32cm" svg:height="1.461cm" svg:x="21.43cm" svg:y="24.629cm">
              <draw:text-box>
                <text:p text:style-name="P2"><text:span text:style-name="T2">Social leader</text:span></text:p>
              </draw:text-box>
            </draw:frame>
            <draw:frame draw:style-name="gr8" draw:text-style-name="P4" draw:layer="layout" svg:width="3.671cm" svg:height="1.621cm" svg:x="17.079cm" svg:y="25.379cm">
              <draw:text-box>
                <text:p text:style-name="P2"><text:span text:style-name="T2">Prosecutor's death</text:span></text:p>
              </draw:text-box>
            </draw:frame>
            <draw:frame draw:style-name="gr9" draw:text-style-name="P4" draw:layer="layout" svg:width="2.637cm" svg:height="1.491cm" svg:x="14.682cm" svg:y="23.306cm">
              <draw:text-box>
                <text:p text:style-name="P2"><text:span text:style-name="T2">Missing person</text:span></text:p>
              </draw:text-box>
            </draw:frame>
            <draw:frame draw:style-name="gr9" draw:text-style-name="P4" draw:layer="layout" svg:width="2.769cm" svg:height="1.491cm" svg:x="14.35cm" svg:y="20.005cm">
              <draw:text-box>
                <text:p text:style-name="P2"><text:span text:style-name="T2">Current President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7-02T13:26:55.829281524</dc:date>
    <meta:editing-duration>PT1H3M19S</meta:editing-duration>
    <meta:editing-cycles>10</meta:editing-cycles>
    <meta:generator>LibreOffice/4.4.6.3$Linux_X86_64 LibreOffice_project/40m0$Build-3</meta:generator>
    <meta:document-statistic meta:object-count="26"/>
  </office:meta>
</office:document-meta>
</file>